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PartnerLink.setLinkName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H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My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MessageEx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Partner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PartnerRole( String partner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PartnerEPR( HLarg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ModelId(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MyRole( String my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PartnerSessionId( String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PartnerEP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Partner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Scope( H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MyEP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MySessionId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getMy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ServiceName( String sv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MyEPR( HLarg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MessageExchanges( Set &lt; HMessageExchange &gt;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PartnerLink.setProcess( H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